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uttar-pradesh.freeadsinindia.in/en-i-editResourceOffer-i-id-i-2682876-i-online-cake-order-in-noida-online-cake-order-in-delhi-dees-bake-studio.html</text:p>
          </table:table-cell>
        </table:table-row>
        <table:table-row table:style-name="ro1">
          <table:table-cell office:value-type="string">
            <text:p>http://www.mistiji.com/ad/1312/Online-Cake-Delivery-in-Delhi-%7C-Online-Cake-Order/</text:p>
          </table:table-cell>
        </table:table-row>
        <table:table-row table:style-name="ro1">
          <table:table-cell office:value-type="string">
            <text:p>https://www.eknazar.com/Events/addeventdone.php</text:p>
          </table:table-cell>
        </table:table-row>
        <table:table-row table:style-name="ro1">
          <table:table-cell office:value-type="string">
            <text:p>http://adfreeposting.com/134081-online-cake-delivery-in-delhi-online-cake-order/details.html</text:p>
          </table:table-cell>
        </table:table-row>
        <table:table-row table:style-name="ro1">
          <table:table-cell office:value-type="string">
            <text:p>http://www.indiacityads.com/listing/online-cake-order-in-noida-customized-cakes-in-delhi/</text:p>
          </table:table-cell>
        </table:table-row>
        <table:table-row table:style-name="ro1">
          <table:table-cell office:value-type="string">
            <text:p>https://cityclassify.com/list/view/birthday-cake-delivery-in-noida-online-cake-order-in-noida?aid=37776</text:p>
          </table:table-cell>
        </table:table-row>
        <table:table-row table:style-name="ro1">
          <table:table-cell office:value-type="string">
            <text:p>https://browsemycity.com/buy-sell/food-drinks/online-cake-delivery-in-delhinoida-online-cake-order-2405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16/07/2018</text:date>, <text:time>19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1M33S</meta:editing-duration>
    <meta:editing-cycles>8</meta:editing-cycles>
    <meta:generator>OpenOffice/4.1.5$Win32 OpenOffice.org_project/415m1$Build-9789</meta:generator>
    <dc:date>2018-07-16T19:14:32.72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